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4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ecrets (Local-First)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4 breaks one of the most deeply ingrained bad habits in container deployments: putting</text:span></text:p>
              <text:p><text:span text:style-name="s6">passwords in environment variables. Once students do Lab A2 (proving the secret is not in the</text:span></text:p>
              <text:p><text:span text:style-name="s6">environment), the correct pattern becomes intuitive. The rotation lab is equally important — secrets</text:span></text:p>
              <text:p><text:span text:style-name="s6">that cannot be rotated become permanent liabiliti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Why Not Environment Variables?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Env vars appear in: process listings, podman inspect, crash dumps, logs</text:span></text:p>
            <text:p><text:span text:style-name="s4">'-e DB_PASSWORD=...' is visible to any user who can run ps</text:span></text:p>
            <text:p><text:span text:style-name="s4">'.env' files get accidentally committed to git</text:span></text:p>
            <text:p><text:span text:style-name="s4">Podman secrets: named blob mounted as a file at /run/secrets/&lt;name&gt;</text:span></text:p>
            <text:p><text:span text:style-name="s4">App reads the file — never an environment variabl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how students how to find env vars on a running system: cat /proc/&lt;pid&gt;/environ (as root). Then show</text:span></text:p>
              <text:p><text:span text:style-name="s6">that with secrets as files the password does not appear there. The process listing visibility is the</text:span></text:p>
              <text:p><text:span text:style-name="s6">most compelling demo: run a container with -e DB_PASSWORD=supersecret then from another terminal do</text:span></text:p>
              <text:p><text:span text:style-name="s6">podman inspect and search for PASSWORD. It is right there in the JSON. Then do the same with a</text:span></text:p>
              <text:p><text:span text:style-name="s6">mounted secret — it is completely absent from the inspect output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Podman Secret Comman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rintf '%s' 'mypassword' | podman secret create db_password -</text:span></text:p>
            <text:p><text:span text:style-name="s5">podman secret ls / podman secret inspect db_password</text:span></text:p>
            <text:p><text:span text:style-name="s5">podman run --rm --secret db_password alpine sh -lc 'ls /run/secrets'</text:span></text:p>
            <text:p><text:span text:style-name="s4">Custom path: --secret db_password,target=db.pass</text:span></text:p>
            <text:p><text:span text:style-name="s4">Rotation: versioned names — db_password_v1 -&gt; db_password_v2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printf %s idiom avoids a trailing newline which would corrupt the secret value. Some apps are</text:span></text:p>
              <text:p><text:span text:style-name="s6">strict about newlines in passwords. Never use 'echo password' — it adds a newline. Teach the</text:span></text:p>
              <text:p><text:span text:style-name="s6">rotation pattern by name: create v2, update the consumer to reference v2, restart, verify, then</text:span></text:p>
              <text:p><text:span text:style-name="s6">delete v1. This is the only safe rotation flow. Deleting v1 before verifying v2 works means you</text:span></text:p>
              <text:p><text:span text:style-name="s6">cannot roll back. The rule: keep the old secret until rollback is no longer needed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4: Create, Mount, and Rotate a Secre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printf '%s' 'correct-horse-battery' | podman secret create db_password -</text:span></text:p>
            <text:p><text:span text:style-name="s4">2.  podman run --rm --secret db_password busybox sh -lc 'test -f /run/secrets/db_password &amp;&amp; echo OK'</text:span></text:p>
            <text:p><text:span text:style-name="s4">3.  Prove not env var: podman run ... busybox env | grep -i password   (nothing!)</text:span></text:p>
            <text:p><text:span text:style-name="s4">4.  Rotation: create db_password_v2, switch container, verify, remove v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Lab step 3 is the most important: asking students to prove the absence of the secret from the</text:span></text:p>
              <text:p><text:span text:style-name="s6">environment builds the 'verify, don't assume' habit. For the rotation lab, have students explicitly</text:span></text:p>
              <text:p><text:span text:style-name="s6">run a container with v1, then switch to v2 and run again. Ask: what would happen if v2 was wrong?</text:span></text:p>
              <text:p><text:span text:style-name="s6">Answer: the app would fail to start and they could roll back by switching back to v1 — which is</text:span></text:p>
              <text:p><text:span text:style-name="s6">still there. This is why we keep v1 around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